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nstantiationException.BeanInstantiationException( Class &lt; ? &gt; beanClass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InstantiationException.ge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stantiationException.getConstruct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stantiationException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stantiationException.BeanInstantiationException( Class &lt; ? &gt; beanClass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stantiationException.BeanInstantiationException( Method constructingMethod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InstantiationException.BeanInstantiationException( Constructor &lt; ? &gt; constructor ,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